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-actions-public-pr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-actions-public-pro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827">
            <text:p>8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827">
            <text:p>8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National College-Youngstown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242">
            <text:p>12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7">
            <text:p>9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784">
            <text:p>1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784">
            <text:p>1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784">
            <text:p>1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784">
            <text:p>1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7">
            <text:p>2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883">
            <text:p>48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3">
            <text:p>7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2">
            <text:p>7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">
            <text:p>3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2">
            <text:p>2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639">
            <text:p>16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52">
            <text:p>49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82">
            <text:p>1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87">
            <text:p>43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7">
            <text:p>9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1">
            <text:p>8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783">
            <text:p>7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91">
            <text:p>7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08">
            <text:p>4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9">
            <text:p>6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25">
            <text:p>14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357">
            <text:p>3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9">
            <text:p>4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402">
            <text:p>5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5402">
            <text:p>5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382">
            <text:p>3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7">
            <text:p>1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4">
            <text:p>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34">
            <text:p>1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5">
            <text:p>8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7">
            <text:p>8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729">
            <text:p>12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729">
            <text:p>12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729">
            <text:p>12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41">
            <text:p>10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692">
            <text:p>9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9692">
            <text:p>9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9692">
            <text:p>9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9692">
            <text:p>9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2">
            <text:p>48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6644">
            <text:p>6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6644">
            <text:p>6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6644">
            <text:p>6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2">
            <text:p>17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0">
            <text:p>3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658">
            <text:p>1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658">
            <text:p>1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658">
            <text:p>1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68">
            <text:p>4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83">
            <text:p>33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9">
            <text:p>52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93">
            <text:p>6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01">
            <text:p>3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79">
            <text:p>1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79">
            <text:p>1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1">
            <text:p>5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78">
            <text:p>88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406">
            <text:p>34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406">
            <text:p>34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56">
            <text:p>4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79">
            <text:p>1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655">
            <text:p>6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84">
            <text:p>5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19">
            <text:p>3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1">
            <text:p>6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305">
            <text:p>63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55">
            <text:p>38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42">
            <text:p>13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6">
            <text:p>7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151">
            <text:p>2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15">
            <text:p>20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06">
            <text:p>106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3">
            <text:p>2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93">
            <text:p>2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526">
            <text:p>5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77">
            <text:p>5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00">
            <text:p>15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91">
            <text:p>1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7">
            <text:p>3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36">
            <text:p>13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27">
            <text:p>8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473">
            <text:p>4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3">
            <text:p>4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783">
            <text:p>37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-actions-public-pro" style:display-name="PageStyle_disciplinary-actions-public-pro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